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Times New Roman" svg:font-family="'Times New Roman'" style:font-family-generic="roman"/>
    <style:font-face style:name="Lohit Devanagari1" svg:font-family="'Lohit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489c" officeooo:paragraph-rsid="0011489c"/>
    </style:style>
    <style:style style:name="P2" style:family="paragraph" style:parent-style-name="Standard">
      <style:text-properties officeooo:rsid="0011489c" officeooo:paragraph-rsid="00123b56"/>
    </style:style>
    <style:style style:name="P3" style:family="paragraph" style:parent-style-name="Standard">
      <style:text-properties officeooo:rsid="0011489c" officeooo:paragraph-rsid="00157092"/>
    </style:style>
    <style:style style:name="P4" style:family="paragraph" style:parent-style-name="Standard">
      <style:text-properties style:text-underline-style="solid" style:text-underline-width="auto" style:text-underline-color="font-color" officeooo:rsid="0011489c" officeooo:paragraph-rsid="0011489c"/>
    </style:style>
    <style:style style:name="P5" style:family="paragraph" style:parent-style-name="Standard">
      <style:text-properties style:text-underline-style="solid" style:text-underline-width="auto" style:text-underline-color="font-color" officeooo:rsid="0011489c" officeooo:paragraph-rsid="00123b56"/>
    </style:style>
    <style:style style:name="P6" style:family="paragraph" style:parent-style-name="Standard">
      <style:text-properties style:text-underline-style="solid" style:text-underline-width="auto" style:text-underline-color="font-color" officeooo:rsid="00123b56" officeooo:paragraph-rsid="00123b56"/>
    </style:style>
    <style:style style:name="P7" style:family="paragraph" style:parent-style-name="Standard">
      <style:text-properties style:text-underline-style="solid" style:text-underline-width="auto" style:text-underline-color="font-color" officeooo:rsid="0013fbdb" officeooo:paragraph-rsid="0013fbdb"/>
    </style:style>
    <style:style style:name="P8" style:family="paragraph" style:parent-style-name="Standard">
      <style:text-properties style:text-underline-style="solid" style:text-underline-width="auto" style:text-underline-color="font-color" officeooo:rsid="00167ad8" officeooo:paragraph-rsid="00167ad8"/>
    </style:style>
    <style:style style:name="P9" style:family="paragraph" style:parent-style-name="Standard">
      <style:text-properties style:text-underline-style="solid" style:text-underline-width="auto" style:text-underline-color="font-color" officeooo:rsid="00176382" officeooo:paragraph-rsid="00176382"/>
    </style:style>
    <style:style style:name="P10" style:family="paragraph" style:parent-style-name="Standard">
      <style:text-properties style:text-underline-style="solid" style:text-underline-width="auto" style:text-underline-color="font-color" officeooo:rsid="00195be3" officeooo:paragraph-rsid="00195be3"/>
    </style:style>
    <style:style style:name="P11" style:family="paragraph" style:parent-style-name="Standard">
      <style:text-properties fo:font-size="14pt" style:text-underline-style="solid" style:text-underline-width="auto" style:text-underline-color="font-color" fo:font-weight="bold" officeooo:rsid="00123b56" officeooo:paragraph-rsid="00123b56" style:font-size-asian="14pt" style:font-weight-asian="bold" style:font-size-complex="14pt" style:font-weight-complex="bold"/>
    </style:style>
    <style:style style:name="P12" style:family="paragraph" style:parent-style-name="Standard">
      <style:text-properties style:text-underline-style="none" officeooo:rsid="00123b56" officeooo:paragraph-rsid="00123b56"/>
    </style:style>
    <style:style style:name="P13" style:family="paragraph" style:parent-style-name="Standard">
      <style:text-properties style:text-underline-style="none" officeooo:rsid="0013fbdb" officeooo:paragraph-rsid="0013fbdb"/>
    </style:style>
    <style:style style:name="P14" style:family="paragraph" style:parent-style-name="Standard">
      <style:text-properties style:text-underline-style="none" officeooo:rsid="00167ad8" officeooo:paragraph-rsid="00167ad8"/>
    </style:style>
    <style:style style:name="P15" style:family="paragraph" style:parent-style-name="Standard">
      <style:text-properties style:text-underline-style="none" officeooo:rsid="00176382" officeooo:paragraph-rsid="00176382"/>
    </style:style>
    <style:style style:name="P16" style:family="paragraph" style:parent-style-name="Standard">
      <style:text-properties style:text-underline-style="none" officeooo:rsid="00195be3" officeooo:paragraph-rsid="00195be3"/>
    </style:style>
    <style:style style:name="P17" style:family="paragraph" style:parent-style-name="Standard">
      <style:paragraph-properties fo:text-align="center" style:justify-single-word="false"/>
      <style:text-properties fo:font-size="16pt" officeooo:rsid="00157092" officeooo:paragraph-rsid="00157092" style:font-size-asian="16pt" style:font-size-complex="16pt"/>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officeooo:rsid="00167ad8" officeooo:paragraph-rsid="00167ad8" style:font-size-asian="16pt" style:font-size-complex="16pt"/>
    </style:style>
    <style:style style:name="P19" style:family="paragraph" style:parent-style-name="Standard">
      <style:text-properties fo:font-style="italic" style:text-underline-style="none" officeooo:rsid="0013fbdb" officeooo:paragraph-rsid="0013fbdb" style:font-style-asian="italic" style:font-style-complex="italic"/>
    </style:style>
    <style:style style:name="P20" style:family="paragraph" style:parent-style-name="Standard">
      <style:paragraph-properties fo:text-align="end" style:justify-single-word="false" style:writing-mode="rl-tb"/>
      <style:text-properties style:text-underline-style="none" officeooo:rsid="00195be3" officeooo:paragraph-rsid="00195be3"/>
    </style:style>
    <style:style style:name="P21" style:family="paragraph" style:parent-style-name="Standard">
      <style:paragraph-properties fo:text-align="end" style:justify-single-word="false" style:writing-mode="rl-tb"/>
      <style:text-properties style:text-underline-style="none" officeooo:rsid="00195be3" officeooo:paragraph-rsid="001a001a"/>
    </style:style>
    <style:style style:name="P22" style:family="paragraph" style:parent-style-name="Standard">
      <style:paragraph-properties fo:text-align="end" style:justify-single-word="false" style:writing-mode="rl-tb"/>
      <style:text-properties style:text-underline-style="none" officeooo:rsid="001a001a" officeooo:paragraph-rsid="001a001a"/>
    </style:style>
    <style:style style:name="P23" style:family="paragraph" style:parent-style-name="Standard">
      <style:paragraph-properties fo:text-align="start" style:justify-single-word="false" style:writing-mode="lr-tb"/>
      <style:text-properties style:text-underline-style="none" officeooo:rsid="00195be3" officeooo:paragraph-rsid="00195be3"/>
    </style:style>
    <style:style style:name="T1" style:family="text">
      <style:text-properties officeooo:rsid="00123b56"/>
    </style:style>
    <style:style style:name="T2" style:family="text">
      <style:text-properties style:text-underline-style="solid" style:text-underline-width="auto" style:text-underline-color="font-color"/>
    </style:style>
    <style:style style:name="T3" style:family="text">
      <style:text-properties officeooo:rsid="00167ad8"/>
    </style:style>
    <style:style style:name="T4" style:family="text">
      <style:text-properties fo:font-style="italic" style:font-style-asian="italic" style:font-style-complex="italic"/>
    </style:style>
    <style:style style:name="T5" style:family="text">
      <style:text-properties officeooo:rsid="00195b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FT800 Example with ARM</text:span></text:p>
      <text:p text:style-name="P3"><text:span text:style-name="T2"/></text:p>
      <text:p text:style-name="P3"><text:span text:style-name="T2">Display list</text:span> : (draw points, lines, edges, line strips, rectangles and images – manipulate the screen LCD parameters, read and write registers – work with row touch screen activity (X-Y coordinates, touch pressure)</text:p>
      <text:p text:style-name="P1"/>
      <text:p text:style-name="P1">write in RAM_DL</text:p>
      <text:p text:style-name="P1">data is sent least significant bits first</text:p>
      <text:p text:style-name="P1">commands are sent to successive locations in RAM_DL</text:p>
      <text:p text:style-name="P1">Last display list command of every list (screen) is [DISPLAY] to instruct the TFT to process the commands and draw the screen.</text:p>
      <text:p text:style-name="P1"/>
      <text:p text:style-name="P1"/>
      <text:p text:style-name="P4">Co-processor:</text:p>
      <text:p text:style-name="P1"/>
      <text:p text:style-name="P1">The index of the last command executed is held in the register REG_CMD_READ, while the index of</text:p>
      <text:p text:style-name="P1">the last command written is in REG_CMD_WRITE. The process for adding commands is:</text:p>
      <text:p text:style-name="P1">1) Read REG_CMD_READ and REG_CMD_WRITE. Loop here until they’re equal.</text:p>
      <text:p text:style-name="P1">2) Write new commands starting at REG_CMD_WRITE.</text:p>
      <text:p text:style-name="P1">3) Update REG_CMD_WRITE with the next address following the last command in the list (4-</text:p>
      <text:p text:style-name="P1">byte aligned).</text:p>
      <text:p text:style-name="P1">4) With the new value in REG_CMD_WRITE, the Co-Processor will start executing each</text:p>
      <text:p text:style-name="P1">command and updating REG_CMD_READ until it reaches REG_CMD_WRITE.</text:p>
      <text:p text:style-name="P1"/>
      <text:p text:style-name="P1"/>
      <text:p text:style-name="P11">CODE FLOW:</text:p>
      <text:p text:style-name="P1"/>
      <text:p text:style-name="P1"/>
      <text:p text:style-name="P4">Initial FT800 configuration :</text:p>
      <text:p text:style-name="P2"><text:span text:style-name="T1">read (REG_ID Definition) and assure that it’s 0x7C</text:span></text:p>
      <text:p text:style-name="P2">reset the FT812</text:p>
      <text:p text:style-name="P2">configure oscillator settings</text:p>
      <text:p text:style-name="P2"><text:s/></text:p>
      <text:p text:style-name="P2"/>
      <text:p text:style-name="P5">Set display setting registers:</text:p>
      <text:p text:style-name="P2">Each register is configured with a write of a 16-bit value to its address. </text:p>
      <text:p text:style-name="P2"/>
      <text:p text:style-name="P2"/>
      <text:p text:style-name="P5">Set touch screen and audio registers:</text:p>
      <text:p text:style-name="P6">لم ينجح أحد</text:p>
      <text:p text:style-name="P6"/>
      <text:p text:style-name="P6">Send Display list for initial blank screen:</text:p>
      <text:p text:style-name="P12">initial display list … write 3 commands successively,</text:p>
      <text:p text:style-name="P12">1- RAM_DL +0 → specify the color which will be used when the screen Is cleared</text:p>
      <text:p text:style-name="P12">2- [RAM_DL + 4] Specify that the Color, Stencil and Tag buffers should be cleared</text:p>
      <text:p text:style-name="P12">3- [RAM_DL + 8] Display command which signifies the end of the Display List</text:p>
      <text:p text:style-name="P12">**Writing to the DL_Swap register then tells the FT800 to render the above display</text:p>
      <text:p text:style-name="P12"/>
      <text:p text:style-name="P7"><text:soft-page-break/>now we are going to the active display:</text:p>
      <text:p text:style-name="P13">1.Check the Co-Processor command buffer pointers. Wait until they’re equal.</text:p>
      <text:p text:style-name="P13">2.Alternate active colors between white and red (start with white).</text:p>
      <text:p text:style-name="P13">3.Start the display list.</text:p>
      <text:p text:style-name="P13">4.Clear the screen to black to eliminate any artifacts from the previous screen.</text:p>
      <text:p text:style-name="P13">5.Clear the color, stencil and tag buffers.</text:p>
      <text:p text:style-name="P13">6.Set the active color.</text:p>
      <text:p text:style-name="P13">7.Define a point location and size.</text:p>
      <text:p text:style-name="P13">8.Display the screen.</text:p>
      <text:p text:style-name="P13">9.Swap display lists.</text:p>
      <text:p text:style-name="P13"/>
      <text:p text:style-name="P13"/>
      <text:p text:style-name="P18">FT81x Embedded Video Engine</text:p>
      <text:p text:style-name="P13"/>
      <text:p text:style-name="P14">*there are 8 3-byte host commands, all detailed starting from page .15</text:p>
      <text:p text:style-name="P13"/>
      <text:p text:style-name="P14"><text:span text:style-name="T2">Clock source:</text:span> </text:p>
      <text:p text:style-name="P14">default is ‘internal relaxation oscillator clock’</text:p>
      <text:p text:style-name="P14"/>
      <text:p text:style-name="P8">###Clock Enable:</text:p>
      <text:p text:style-name="P14">At power-on the FT81x enters sleep mode. The internal relaxation oscillator is selected for the PLL clock source. The system clock will be enabled when the following step is executed:</text:p>
      <text:p text:style-name="P14"> Host sends an “ACTIVE” command</text:p>
      <text:p text:style-name="P14"/>
      <text:p text:style-name="P14">By default the system clock is 60MHz when the input clock is 12MHz. The host is allowed to switch the system clock to other frequencies (48MHz, 36MHz, 24MHz) by the host command “CLKSEL”. <text:span text:style-name="T4">The clock switching command shall be sent in SLEEP mode only.</text:span></text:p>
      <text:p text:style-name="P13"/>
      <text:p text:style-name="P13">*** When using the internal relaxation oscillator, its clock frequency is trimmed to be 12MHz at factory.</text:p>
      <text:p text:style-name="P19">Software is allowed to change the frequency to a lower value by programming the register <text:span text:style-name="T3">[</text:span>REG_TRIM<text:span text:style-name="T3">] </text:span>.</text:p>
      <text:p text:style-name="P13">Note that software shall not change the internal oscillator frequency to be higher than 12MHz.</text:p>
      <text:p text:style-name="P13"/>
      <text:p text:style-name="P13"/>
      <text:p text:style-name="P9">Graphics engine :</text:p>
      <text:p text:style-name="P9"/>
      <text:p text:style-name="P15">The graphics engine executes the display list once for every horizontal line. It executes the primitive</text:p>
      <text:p text:style-name="P15">objects in the display list and constructs the display line buffer. The horizontal pixel content in the line</text:p>
      <text:p text:style-name="P15">buffer is updated if the object is visible at the horizontal line.</text:p>
      <text:p text:style-name="P15">The MPU/MCU updates the register REG_CMD_WRITE to indicate that there are new commands in the FIFO, and the graphics engine updates REG_CMD_READ after commands have been executed.</text:p>
      <text:p text:style-name="P15"/>
      <text:p text:style-name="P15"/>
      <text:p text:style-name="P10">Parallel RGB interface:</text:p>
      <text:p text:style-name="P16">The RGB parallel interface consists of 23 or 29 signals - DISP, PCLK, VSYNC, HSYNC, DE, 6 or 8 signals each for R, G and B.</text:p>
      <text:p text:style-name="P16"/>
      <text:p text:style-name="P16"><text:soft-page-break/>check the details of the PCLK register in page 26.</text:p>
      <text:p text:style-name="P16"/>
      <text:p text:style-name="P20">(من الاخر انا عندي internal clock ب 12 ميجا .. ممكن اقللها عن كدة لما ألعب في REG_TRIM </text:p>
      <text:p text:style-name="P20">وال system clock دة by default بيبقى 60 ميجا .. وممكن اقلله عن كدة واخليه 48 او 36 او 24 لما أنادي على ال host command اللي اسمه CLKSEL ((ودة لما يبقى SLEEP بس)) </text:p>
      <text:p text:style-name="P20">وكمان اقدر أغير PCLK لما ألعب في REG_PCLK )</text:p>
      <text:p text:style-name="P20"/>
      <text:p text:style-name="P23">REG_PCLK_POL defines the clock polarity, with 0 for positive active clock edge, and 1 for negative clock edge. → <text:span text:style-name="T4">for the RGB parallel interface</text:span></text:p>
      <text:p text:style-name="P13"/>
      <text:p text:style-name="P13">REG_HCYCLE, REG_HSIZE, REG_HOFFSET, REG_HSYNC0 and REG_HSYNC1 define the LCD horizontal</text:p>
      <text:p text:style-name="P13">timings. Each register has 12 bits to allow programmable range of 0-4095 PCLK cycles. REG_VCYCLE,</text:p>
      <text:p text:style-name="P13">REG_VSIZE, REG_VOFFSET, REG_VSYNC0 and REG_VSYNC1 define the LCD vertical timings. Each</text:p>
      <text:p text:style-name="P13">register has 12 bits to allow programmable range of 0-4095 lines <text:span text:style-name="T5">&gt;&gt;&gt; ‘check page 28 for more details’</text:span></text:p>
      <text:p text:style-name="P13"/>
      <text:p text:style-name="P22">بعد ما REG_HOFFSET الوقت بتاعه يخلص .. ال pixels هتبدأ تروح للشاشة</text:p>
      <text:p text:style-name="P23"/>
      <text:p text:style-name="P21">لو الألوان فيها مشكلة ارجع اقرا صفحة 27 فيها تفاصيل كتير عن الالوان</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Times New Roman" svg:font-family="'Times New Roman'" style:font-family-generic="roman"/>
    <style:font-face style:name="Lohit Devanagari1" svg:font-family="'Lohit Devanagari'"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Times New Roma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6:57:08.771443860</meta:creation-date>
    <dc:date>2019-07-14T00:38:35.980522602</dc:date>
    <meta:editing-duration>PT9M16S</meta:editing-duration>
    <meta:editing-cycles>2</meta:editing-cycles>
    <meta:generator>LibreOffice/6.2.2.2$Linux_X86_64 LibreOffice_project/20$Build-2</meta:generator>
    <meta:document-statistic meta:table-count="0" meta:image-count="0" meta:object-count="0" meta:page-count="3" meta:paragraph-count="70" meta:word-count="784" meta:character-count="4702" meta:non-whitespace-character-count="3980"/>
  </office:meta>
</office:document-meta>
</file>